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3" style:family="table-cell" style:parent-style-name="Default">
      <style:table-cell-properties fo:background-color="#fcd3c1" fo:border="0.06pt solid #000000"/>
    </style:style>
    <style:style style:name="ce44" style:family="table-cell" style:parent-style-name="Default">
      <style:table-cell-properties fo:background-color="#dfcce4" fo:border="0.06pt solid #000000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17"/>
        <table:table-column table:style-name="co3" table:default-cell-style-name="ce4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5])" office:value-type="float" office:value="0.9135" calcext:value-type="float">
            <text:p>0.91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  <table:table-cell table:formula="of:=AVERAGE([.D6:.D10])"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4:.D15]) /2+ AVERAGE([.D11:.D12]) /2"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19:.D22])"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4:.D27])"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8:.D30])"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2:00" calcext:value-type="date">
            <text:p>14/02/19 12:22</text:p>
          </table:table-cell>
          <table:table-cell office:value-type="float" office:value="0.945" calcext:value-type="float">
            <text:p>0.94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3:00" calcext:value-type="date">
            <text:p>14/02/19 12:23</text:p>
          </table:table-cell>
          <table:table-cell office:value-type="float" office:value="0.951" calcext:value-type="float">
            <text:p>0.951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4:00" calcext:value-type="date">
            <text:p>14/02/19 12:24</text:p>
          </table:table-cell>
          <table:table-cell office:value-type="float" office:value="0.946" calcext:value-type="float">
            <text:p>0.946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44"/>
          <table:table-cell table:number-columns-repeated="3"/>
        </table:table-row>
        <table:table-row table:style-name="ro1">
          <table:table-cell table:style-name="ce44" table:number-columns-repeated="5"/>
          <table:table-cell table:number-columns-repeated="3"/>
        </table:table-row>
        <table:table-row table:style-name="ro1">
          <table:table-cell table:style-name="ce44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3:59:38.89799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2-14T14:02:43.898718495</dc:date>
    <meta:editing-duration>P1DT4H53M50S</meta:editing-duration>
    <meta:editing-cycles>27</meta:editing-cycles>
    <meta:document-statistic meta:table-count="1" meta:cell-count="192" meta:object-count="0"/>
  </office:meta>
</office:document-meta>
</file>